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 style:master-page-name="">
      <style:table-properties style:width="10.1153in" style:page-number="auto" table:align="margins"/>
    </style:style>
    <style:style style:name="Table1.A" style:family="table-column">
      <style:table-column-properties style:column-width="0.1736in" style:rel-column-width="1124*"/>
    </style:style>
    <style:style style:name="Table1.B" style:family="table-column">
      <style:table-column-properties style:column-width="1.7014in" style:rel-column-width="11022*"/>
    </style:style>
    <style:style style:name="Table1.C" style:family="table-column">
      <style:table-column-properties style:column-width="0.2993in" style:rel-column-width="1939*"/>
    </style:style>
    <style:style style:name="Table1.D" style:family="table-column">
      <style:table-column-properties style:column-width="1.8243in" style:rel-column-width="11819*"/>
    </style:style>
    <style:style style:name="Table1.E" style:family="table-column">
      <style:table-column-properties style:column-width="1.5597in" style:rel-column-width="10105*"/>
    </style:style>
    <style:style style:name="Table1.F" style:family="table-column">
      <style:table-column-properties style:column-width="1.6333in" style:rel-column-width="10582*"/>
    </style:style>
    <style:style style:name="Table1.G" style:family="table-column">
      <style:table-column-properties style:column-width="0.9993in" style:rel-column-width="6474*"/>
    </style:style>
    <style:style style:name="Table1.H" style:family="table-column">
      <style:table-column-properties style:column-width="0.625in" style:rel-column-width="4049*"/>
    </style:style>
    <style:style style:name="Table1.I" style:family="table-column">
      <style:table-column-properties style:column-width="1.3in" style:rel-column-width="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none" fo:border-top="none" fo:border-bottom="0.05pt solid #000000"/>
    </style:style>
    <style:style style:name="Table1.E4" style:family="table-cell" style:data-style-name="N10004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none"/>
    </style:style>
    <style:style style:name="Table1.D5" style:family="table-cell">
      <style:table-cell-properties fo:padding="0.0382in" fo:border-left="none" fo:border-right="none" fo:border-top="0.05pt solid #000000" fo:border-bottom="none"/>
    </style:style>
    <style:style style:name="Table1.B6" style:family="table-cell">
      <style:table-cell-properties fo:padding="0.0382in" fo:border-left="none" fo:border-right="none" fo:border-top="none" fo:border-bottom="0.05pt solid #000000"/>
    </style:style>
    <style:style style:name="Table1.D6" style:family="table-cell">
      <style:table-cell-properties fo:padding="0.0382in" fo:border-left="none" fo:border-right="none" fo:border-top="none" fo:border-bottom="0.05pt solid #000000"/>
    </style:style>
    <style:style style:name="Table1.B7" style:family="table-cell">
      <style:table-cell-properties fo:padding="0.0382in" fo:border-left="none" fo:border-right="none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D8" style:family="table-cell">
      <style:table-cell-properties fo:padding="0.0382in" fo:border-left="none" fo:border-right="none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D10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5.0576in" style:rel-column-width="32767*"/>
    </style:style>
    <style:style style:name="Table2.B" style:family="table-column">
      <style:table-column-properties style:column-width="5.0576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.752in"/>
        </style:tab-stops>
      </style:paragraph-properties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752in"/>
        </style:tab-stops>
      </style:paragraph-properties>
      <style:text-properties style:font-name="Times New Roman" fo:font-size="12pt" fo:font-weight="bold" officeooo:rsid="001df449" officeooo:paragraph-rsid="009ba56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df449" officeooo:paragraph-rsid="001df449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9ba56a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3e420" officeooo:paragraph-rsid="0023e42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23e420" officeooo:paragraph-rsid="0023e42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242e61" officeooo:paragraph-rsid="00242e6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33a41f" officeooo:paragraph-rsid="0033a41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378150" officeooo:paragraph-rsid="0037815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378150" officeooo:paragraph-rsid="00378150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3a3075" officeooo:paragraph-rsid="003a3075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51ce8a" officeooo:paragraph-rsid="0051ce8a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59023b" officeooo:paragraph-rsid="0059023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69014a" officeooo:paragraph-rsid="0069014a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750159" officeooo:paragraph-rsid="00750159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9ba56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9d49e6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9ba56a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1b1d9b" officeooo:paragraph-rsid="00c0221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3afa93" officeooo:paragraph-rsid="00c02217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262276" officeooo:paragraph-rsid="00c02217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362a33" officeooo:paragraph-rsid="00c0221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41d5dc" officeooo:paragraph-rsid="00c1d369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525b9b" officeooo:paragraph-rsid="00c1d369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67244f" officeooo:paragraph-rsid="00c1d36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67244f" officeooo:paragraph-rsid="00c37746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d6b463" officeooo:paragraph-rsid="00d6b463" style:font-size-asian="12pt" style:font-size-complex="12pt"/>
    </style:style>
    <style:style style:name="P3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a21494" style:font-size-asian="12pt" style:font-size-complex="12pt"/>
    </style:style>
    <style:style style:name="P3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d024ae" style:font-size-asian="12pt" style:font-size-complex="12pt"/>
    </style:style>
    <style:style style:name="P3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d9f6fa" style:font-size-asian="12pt" style:font-size-complex="12pt"/>
    </style:style>
    <style:style style:name="P33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b4e729" style:font-size-asian="12pt" style:font-size-complex="12pt"/>
    </style:style>
    <style:style style:name="P34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d59de9" style:font-size-asian="12pt" style:font-size-complex="12pt"/>
    </style:style>
    <style:style style:name="P35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353864" officeooo:paragraph-rsid="00bac527" style:font-size-asian="12pt" style:font-size-complex="12pt"/>
    </style:style>
    <style:style style:name="P36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62in"/>
        </style:tab-stops>
      </style:paragraph-properties>
      <style:text-properties style:font-name="Times New Roman" fo:font-size="12pt" officeooo:rsid="00406d3d" officeooo:paragraph-rsid="0042e358" style:font-size-asian="12pt" style:font-size-complex="12pt"/>
    </style:style>
    <style:style style:name="P37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06d3d" officeooo:paragraph-rsid="0042e358" style:font-size-asian="12pt" style:font-size-complex="12pt"/>
    </style:style>
    <style:style style:name="P38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585f0" officeooo:paragraph-rsid="004585f0" style:font-size-asian="12pt" style:font-size-complex="12pt"/>
    </style:style>
    <style:style style:name="P39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585f0" officeooo:paragraph-rsid="00ce2445" style:font-size-asian="12pt" style:font-size-complex="12pt"/>
    </style:style>
    <style:style style:name="P40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585f0" officeooo:paragraph-rsid="00d3424c" style:font-size-asian="12pt" style:font-size-complex="12pt"/>
    </style:style>
    <style:style style:name="P41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585f0" officeooo:paragraph-rsid="00dc0cb2" style:font-size-asian="12pt" style:font-size-complex="12pt"/>
    </style:style>
    <style:style style:name="P4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77afc" officeooo:paragraph-rsid="00477afc" style:font-size-asian="12pt" style:font-size-complex="12pt"/>
    </style:style>
    <style:style style:name="P43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77afc" officeooo:paragraph-rsid="00ce2445" style:font-size-asian="12pt" style:font-size-complex="12pt"/>
    </style:style>
    <style:style style:name="P44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77afc" officeooo:paragraph-rsid="00d41095" style:font-size-asian="12pt" style:font-size-complex="12pt"/>
    </style:style>
    <style:style style:name="P45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77afc" officeooo:paragraph-rsid="00dc0cb2" style:font-size-asian="12pt" style:font-size-complex="12pt"/>
    </style:style>
    <style:style style:name="P46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9dd48" officeooo:paragraph-rsid="0049dd48" style:font-size-asian="12pt" style:font-size-complex="12pt"/>
    </style:style>
    <style:style style:name="P47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9dd48" officeooo:paragraph-rsid="00ce2445" style:font-size-asian="12pt" style:font-size-complex="12pt"/>
    </style:style>
    <style:style style:name="P48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9dd48" officeooo:paragraph-rsid="00d41095" style:font-size-asian="12pt" style:font-size-complex="12pt"/>
    </style:style>
    <style:style style:name="P49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49dd48" officeooo:paragraph-rsid="00dc0cb2" style:font-size-asian="12pt" style:font-size-complex="12pt"/>
    </style:style>
    <style:style style:name="P5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a21494" style:font-size-asian="12pt" style:font-size-complex="12pt"/>
    </style:style>
    <style:style style:name="P5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d024ae" style:font-size-asian="12pt" style:font-size-complex="12pt"/>
    </style:style>
    <style:style style:name="P5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d9f6fa" style:font-size-asian="12pt" style:font-size-complex="12pt"/>
    </style:style>
    <style:style style:name="P53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b4e729" style:font-size-asian="12pt" style:font-size-complex="12pt"/>
    </style:style>
    <style:style style:name="P54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d59de9" style:font-size-asian="12pt" style:font-size-complex="12pt"/>
    </style:style>
    <style:style style:name="P55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21494" officeooo:paragraph-rsid="00bac527" style:font-size-asian="12pt" style:font-size-complex="12pt"/>
    </style:style>
    <style:style style:name="P56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68879" officeooo:paragraph-rsid="00a68879" style:font-size-asian="12pt" style:font-size-complex="12pt"/>
    </style:style>
    <style:style style:name="P57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68879" officeooo:paragraph-rsid="00d024ae" style:font-size-asian="12pt" style:font-size-complex="12pt"/>
    </style:style>
    <style:style style:name="P58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68879" officeooo:paragraph-rsid="00d9f6fa" style:font-size-asian="12pt" style:font-size-complex="12pt"/>
    </style:style>
    <style:style style:name="P59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68879" officeooo:paragraph-rsid="00d59de9" style:font-size-asian="12pt" style:font-size-complex="12pt"/>
    </style:style>
    <style:style style:name="P6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a2fea" officeooo:paragraph-rsid="00aa2fea" style:font-size-asian="12pt" style:font-size-complex="12pt"/>
    </style:style>
    <style:style style:name="P6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a2fea" officeooo:paragraph-rsid="00d024ae" style:font-size-asian="12pt" style:font-size-complex="12pt"/>
    </style:style>
    <style:style style:name="P6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a2fea" officeooo:paragraph-rsid="00d9f6fa" style:font-size-asian="12pt" style:font-size-complex="12pt"/>
    </style:style>
    <style:style style:name="P63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aa2fea" officeooo:paragraph-rsid="00d59de9" style:font-size-asian="12pt" style:font-size-complex="12pt"/>
    </style:style>
    <style:style style:name="P64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Times New Roman" fo:font-size="12pt" officeooo:rsid="005d7408" officeooo:paragraph-rsid="005d7408" style:font-size-asian="12pt" style:font-size-complex="12pt"/>
    </style:style>
    <style:style style:name="P65" style:family="paragraph" style:parent-style-name="Table_20_Contents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Times New Roman" fo:font-size="12pt" officeooo:rsid="005f696a" officeooo:paragraph-rsid="005f696a" style:font-size-asian="12pt" style:font-size-complex="12pt"/>
    </style:style>
    <style:style style:name="P66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Times New Roman" fo:font-size="12pt" officeooo:rsid="0087399e" officeooo:paragraph-rsid="0087399e" style:font-size-asian="12pt" style:font-size-complex="12pt"/>
    </style:style>
    <style:style style:name="P67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87399e" officeooo:paragraph-rsid="0087399e" style:font-size-asian="12pt" style:font-size-complex="12pt"/>
    </style:style>
    <style:style style:name="P68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8ab53a" officeooo:paragraph-rsid="008ab53a" style:font-size-asian="12pt" style:font-size-complex="12pt"/>
    </style:style>
    <style:style style:name="P69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b96db1" officeooo:paragraph-rsid="00b96db1" style:font-size-asian="12pt" style:font-size-complex="12pt"/>
    </style:style>
    <style:style style:name="P70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28in"/>
        </style:tab-stops>
      </style:paragraph-properties>
      <style:text-properties style:font-name="Times New Roman" fo:font-size="12pt" officeooo:rsid="00953bfe" officeooo:paragraph-rsid="00953bfe" style:font-size-asian="12pt" style:font-size-complex="12pt"/>
    </style:style>
    <style:style style:name="P71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953bfe" officeooo:paragraph-rsid="00953bfe" style:font-size-asian="12pt" style:font-size-complex="12pt"/>
    </style:style>
    <style:style style:name="P72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9685f7" officeooo:paragraph-rsid="009685f7" style:font-size-asian="12pt" style:font-size-complex="12pt"/>
    </style:style>
    <style:style style:name="P73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417in"/>
        </style:tab-stops>
      </style:paragraph-properties>
      <style:text-properties style:font-name="Times New Roman" fo:font-size="12pt" officeooo:rsid="00bc02ca" officeooo:paragraph-rsid="00bc02ca" style:font-size-asian="12pt" style:font-size-complex="12pt"/>
    </style:style>
    <style:style style:name="P74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Times New Roman" fo:font-size="12pt" officeooo:rsid="00c2e93f" officeooo:paragraph-rsid="00c02217" style:font-size-asian="12pt" style:font-size-complex="12pt"/>
    </style:style>
    <style:style style:name="P75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Times New Roman" fo:font-size="12pt" officeooo:rsid="00c486df" officeooo:paragraph-rsid="00c1d369" style:font-size-asian="12pt" style:font-size-complex="12pt"/>
    </style:style>
    <style:style style:name="P76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Times New Roman" fo:font-size="12pt" officeooo:rsid="00c5cad8" officeooo:paragraph-rsid="00c33d2d" style:font-size-asian="12pt" style:font-size-complex="12pt"/>
    </style:style>
    <style:style style:name="P77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Times New Roman" fo:font-size="12pt" officeooo:rsid="00c8650a" officeooo:paragraph-rsid="00c37746" style:font-size-asian="12pt" style:font-size-complex="12pt"/>
    </style:style>
    <style:style style:name="P78" style:family="paragraph" style:parent-style-name="Table_20_Contents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d3424c" officeooo:paragraph-rsid="00d3424c" style:font-size-asian="12pt" style:font-size-complex="12pt"/>
    </style:style>
    <style:style style:name="P79" style:family="paragraph" style:parent-style-name="Table_20_Contents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fo:font-size="12pt" officeooo:rsid="00d3424c" officeooo:paragraph-rsid="00dc0cb2" style:font-size-asian="12pt" style:font-size-complex="12pt"/>
    </style:style>
    <style:style style:name="P80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36708c" officeooo:paragraph-rsid="00c02217" style:font-size-asian="12pt" style:font-size-complex="12pt"/>
    </style:style>
    <style:style style:name="P81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2c2a1" officeooo:paragraph-rsid="00c02217" style:font-size-asian="12pt" style:font-size-complex="12pt"/>
    </style:style>
    <style:style style:name="P82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2e93f" officeooo:paragraph-rsid="00c02217" style:font-size-asian="12pt" style:font-size-complex="12pt"/>
    </style:style>
    <style:style style:name="P83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486df" officeooo:paragraph-rsid="00c1d369" style:font-size-asian="12pt" style:font-size-complex="12pt"/>
    </style:style>
    <style:style style:name="P84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5cad8" officeooo:paragraph-rsid="00c33d2d" style:font-size-asian="12pt" style:font-size-complex="12pt"/>
    </style:style>
    <style:style style:name="T1" style:family="text">
      <style:text-properties officeooo:rsid="00417b55"/>
    </style:style>
    <style:style style:name="T2" style:family="text">
      <style:text-properties officeooo:rsid="008d0dc0"/>
    </style:style>
    <style:style style:name="T3" style:family="text">
      <style:text-properties officeooo:rsid="008bc88b"/>
    </style:style>
    <style:style style:name="T4" style:family="text">
      <style:text-properties officeooo:rsid="008ae4a1"/>
    </style:style>
    <style:style style:name="T5" style:family="text">
      <style:text-properties officeooo:rsid="009ed6ec"/>
    </style:style>
    <style:style style:name="T6" style:family="text">
      <style:text-properties officeooo:rsid="00b6da82"/>
    </style:style>
    <style:style style:name="T7" style:family="text">
      <style:text-properties officeooo:rsid="00c8c00a"/>
    </style:style>
    <style:style style:name="T8" style:family="text">
      <style:text-properties officeooo:rsid="00c9dbda"/>
    </style:style>
    <style:style style:name="T9" style:family="text">
      <style:text-properties officeooo:rsid="00caa379"/>
    </style:style>
    <style:style style:name="T10" style:family="text">
      <style:text-properties officeooo:rsid="00ce02ea"/>
    </style:style>
    <style:style style:name="T11" style:family="text">
      <style:text-properties officeooo:rsid="00d21ad3"/>
    </style:style>
    <style:style style:name="T12" style:family="text">
      <style:text-properties officeooo:rsid="00d6b463"/>
    </style:style>
    <style:style style:name="T13" style:family="text">
      <style:text-properties officeooo:rsid="00db71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72in" fo:text-indent="-0.25in" fo:margin-left="0.6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72in" fo:text-indent="-0.25in" fo:margin-left="0.8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72in" fo:text-indent="-0.25in" fo:margin-left="1.1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72in" fo:text-indent="-0.25in" fo:margin-left="1.3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72in" fo:text-indent="-0.25in" fo:margin-left="1.6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bullet>
    </text:list-style>
    <number:number-style style:name="N10004" number:language="en" number:country="US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LABUS MATA PELAJARAN</text:p>
      <text:p text:style-name="P1"/>
      <text:p text:style-name="P4"/>
      <text:p text:style-name="P2">Satuan Pendidikan<text:tab/>: SD Negeri 42 Kota Ternate</text:p>
      <text:p text:style-name="P2">Mata Pelajaran<text:tab/>: Pendidikan Jasmani – Olahraga Kesehatan</text:p>
      <text:p text:style-name="P2">Kelas / Semester<text:tab/>: II / 2</text:p>
      <text:p text:style-name="P2">Tahun Pembelajaran<text:tab/>: 2018 / 2019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2" office:value-type="string">
            <text:p text:style-name="P7">Kompetensi Inti</text:p>
            <text:p text:style-name="P7">(KI)</text:p>
          </table:table-cell>
          <table:covered-table-cell/>
          <table:table-cell table:style-name="Table1.A1" table:number-columns-spanned="2" office:value-type="string">
            <text:p text:style-name="P7">Kompetensi Dasar</text:p>
            <text:p text:style-name="P7">(KD)</text:p>
          </table:table-cell>
          <table:covered-table-cell/>
          <table:table-cell table:style-name="Table1.A1" office:value-type="string">
            <text:p text:style-name="P7">Materi Pokok</text:p>
          </table:table-cell>
          <table:table-cell table:style-name="Table1.A1" office:value-type="string">
            <text:p text:style-name="P7">Kegiatan Pembelajaran</text:p>
          </table:table-cell>
          <table:table-cell table:style-name="Table1.A1" office:value-type="string">
            <text:p text:style-name="P7">Penilaian</text:p>
          </table:table-cell>
          <table:table-cell table:style-name="Table1.A1" office:value-type="string">
            <text:p text:style-name="P7">Alokasi Waktu</text:p>
          </table:table-cell>
          <table:table-cell table:style-name="Table1.I1" office:value-type="string">
            <text:p text:style-name="P7">Sumber Belajar</text:p>
          </table:table-cell>
        </table:table-row>
        <table:table-row>
          <table:table-cell table:style-name="Table1.A2" table:number-columns-spanned="2" office:value-type="string">
            <text:p text:style-name="P13">1</text:p>
          </table:table-cell>
          <table:covered-table-cell/>
          <table:table-cell table:style-name="Table1.A2" table:number-columns-spanned="2" office:value-type="string">
            <text:p text:style-name="P13">2</text:p>
          </table:table-cell>
          <table:covered-table-cell/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6</text:p>
          </table:table-cell>
          <table:table-cell table:style-name="Table1.I2" office:value-type="string">
            <text:p text:style-name="P13">7</text:p>
          </table:table-cell>
        </table:table-row>
        <table:table-row>
          <table:table-cell table:style-name="Table1.A3" office:value-type="string">
            <text:p text:style-name="P8">3</text:p>
          </table:table-cell>
          <table:table-cell table:style-name="Table1.B3" office:value-type="string">
            <text:p text:style-name="P21">Memahami pengetahuan faktual dengan cara mengamati</text:p>
            <text:p text:style-name="P21">[mendengar, melihat, membaca] dan menanya berdasarkan rasa</text:p>
            <text:p text:style-name="P21">ingin tahu tentang dirinya, makhluk ciptaan Tuhan dan</text:p>
            <text:p text:style-name="P21">kegiatannya, dan benda-benda yang dijumpainya di rumah dan di</text:p>
            <text:p text:style-name="P21">sekolah</text:p>
          </table:table-cell>
          <table:table-cell table:style-name="Table1.A3" office:value-type="string">
            <text:p text:style-name="P9">3.6</text:p>
          </table:table-cell>
          <table:table-cell table:style-name="Table1.B3" office:value-type="string">
            <text:p text:style-name="P23">Memahami penggunaan variasi</text:p>
            <text:p text:style-name="P23">gerak dasar lokomotor dan non-</text:p>
            <text:p text:style-name="P23">lokomotor sesuai dengan irama</text:p>
            <text:p text:style-name="P23">(ketukan) tanpa/dengan musik</text:p>
            <text:p text:style-name="P23">dalam aktivitas gerak berirama</text:p>
          </table:table-cell>
          <table:table-cell table:style-name="Table1.A2" table:number-rows-spanned="2" office:value-type="string">
            <text:list xml:id="list3829598361" text:style-name="L5">
              <text:list-item>
                <text:p text:style-name="P80">Mengayunkan</text:p>
                <text:list>
                  <text:list-header>
                    <text:p text:style-name="P80"><text:s text:c="4"/>tangan</text:p>
                    <text:p text:style-name="P80"/>
                  </text:list-header>
                  <text:list-item>
                    <text:p text:style-name="P81">Memutarkan <text:tab/>tangan</text:p>
                    <text:list>
                      <text:list-header>
                        <text:p text:style-name="P80"/>
                      </text:list-header>
                    </text:list>
                  </text:list-item>
                  <text:list-item>
                    <text:p text:style-name="P82">Menarik dan <text:tab/>mendorong kedua <text:tab/>tangan</text:p>
                    <text:p text:style-name="P82"/>
                  </text:list-item>
                  <text:list-item>
                    <text:p text:style-name="P82">Melangkahkan <text:tab/>kaki</text:p>
                    <text:p text:style-name="P82"/>
                  </text:list-item>
                  <text:list-item>
                    <text:p text:style-name="P74">Mengkordinasi<text:tab/>kan ayunan <text:tab/>tangan <text:tab/>dan langkah kaki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list xml:id="list2662624411" text:style-name="L1">
              <text:list-item>
                <text:p text:style-name="P36">Peserta didik</text:p>
                <text:list>
                  <text:list-header>
                    <text:p text:style-name="P37"><text:tab/>menyimak informasi <text:tab/>dan materi tentang <text:tab/>anak mengayunkan <text:tab/>tangan dari depan ke <text:tab/>belakang, <text:tab/>mengayunkan tangan <text:tab/>kesamping, <text:tab/>mengayunkan tangan <text:tab/>melalui samping <text:tab/>badan, menarik dan <text:tab/>mendorong kedua <text:tab/>tangan, <text:tab/>melangkahkan kaki <text:tab/>kedepan, <text:span text:style-name="T1">belakang, <text:tab/>samping kiri / kanan <text:tab/>dan <text:tab/>mengkordinasikan</text:span></text:p>
                    <text:p text:style-name="P37"/>
                  </text:list-header>
                  <text:list-item>
                    <text:p text:style-name="P38">Peserta didik <text:tab/>mencoba secara <text:tab/>berulang</text:p>
                  </text:list-item>
                  <text:list-item>
                    <text:p text:style-name="P42"><text:soft-page-break/>Peserta didik <text:tab/>mempraktikan secara <text:tab/>ber<text:span text:style-name="T7">gilir</text:span></text:p>
                    <text:p text:style-name="P42"/>
                  </text:list-item>
                  <text:list-item>
                    <text:p text:style-name="P46">Peserta didik <text:tab/>menerima umpan <text:tab/>balik dari guru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11">Hasil belajar peserta didik dinilai selama proses dan diakhir pembelajaran</text:p>
          </table:table-cell>
          <table:table-cell table:style-name="Table1.H3" table:number-rows-spanned="2" office:value-type="string">
            <text:p text:style-name="P12">1<text:span text:style-name="T12">2</text:span></text:p>
          </table:table-cell>
          <table:table-cell table:style-name="Table1.I2" table:number-rows-spanned="2" office:value-type="string">
            <text:list xml:id="list1219499578530" text:continue-numbering="true" text:style-name="L1">
              <text:list-item>
                <text:p text:style-name="P50">Buku Guru <text:tab/>PJOK – <text:span text:style-name="T8">Kelas I</text:span><text:tab/>Kemendikbud</text:p>
                <text:p text:style-name="P50"/>
              </text:list-item>
              <text:list-item>
                <text:p text:style-name="P56">Buku Siswa <text:tab/>PJOK- <text:span text:style-name="T9">Kelas I</text:span> <text:tab/>Kemendikbud</text:p>
                <text:p text:style-name="P30"/>
              </text:list-item>
              <text:list-item>
                <text:p text:style-name="P60">Konteks yang <text:tab/>relevan / sesuai</text:p>
              </text:list-item>
            </text:list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4" office:value-type="string">
            <text:p text:style-name="P22">Menyajikan pengetahuan faktual dalam bahasa yang jelas dan logis, dalam karya yang estetis, dalam</text:p>
            <text:p text:style-name="P22">gerakan yang mencerminkan anak sehat, dan dalam <text:soft-page-break/>tindakan yang mencerminkan perilaku anak</text:p>
            <text:p text:style-name="P22">beriman dan berakhlak mulia</text:p>
          </table:table-cell>
          <table:table-cell table:style-name="Table1.A2" office:value-type="string">
            <text:p text:style-name="P9">4.6</text:p>
          </table:table-cell>
          <table:table-cell table:style-name="Table1.D4" office:value-type="string">
            <text:p text:style-name="P24">Mempraktikkan penggunaan variasi</text:p>
            <text:p text:style-name="P24">gerak dasar lokomotor dan non-</text:p>
            <text:p text:style-name="P24">lokomotor sesuai dengan irama</text:p>
            <text:p text:style-name="P24">(ketukan) tanpa/dengan musik</text:p>
            <text:p text:style-name="P24"><text:soft-page-break/>dalam aktivitas gerak berira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6" office:value-type="string">
            <text:p text:style-name="P8"/>
          </table:table-cell>
          <table:table-cell table:style-name="Table1.B10" table:number-rows-spanned="6" office:value-type="string">
            <text:p text:style-name="P10"/>
          </table:table-cell>
          <table:table-cell table:style-name="Table1.C5" office:value-type="string">
            <text:p text:style-name="P14">3.7</text:p>
          </table:table-cell>
          <table:table-cell table:style-name="Table1.D5" office:value-type="string">
            <text:p text:style-name="P25">Memahami prosedur penggunaan</text:p>
            <text:p text:style-name="P25">gerak dasar lokomotor, non-</text:p>
            <text:p text:style-name="P25">lokomotor,dan manipulatif dalam</text:p>
            <text:p text:style-name="P25">bentuk</text:p>
            <text:p text:style-name="P25">permainan, dan menjaga keselamatan diri/orang lain dalam aktivitas air ***</text:p>
          </table:table-cell>
          <table:table-cell table:style-name="Table1.A2" table:number-rows-spanned="2" office:value-type="string">
            <text:list xml:id="list1219714336060" text:continue-list="list3829598361" text:style-name="L5">
              <text:list-item>
                <text:p text:style-name="P83">Berjalan <text:tab/>berpegangan di air</text:p>
                <text:p text:style-name="P83"/>
              </text:list-item>
              <text:list-item>
                <text:p text:style-name="P83">Mencipratkan <text:tab/>air ke wajah</text:p>
                <text:p text:style-name="P83"/>
              </text:list-item>
              <text:list-item>
                <text:p text:style-name="P75">Kejar – kejaran <text:tab/>di kolam renang</text:p>
              </text:list-item>
            </text:list>
          </table:table-cell>
          <table:table-cell table:style-name="Table1.A2" table:number-rows-spanned="2" office:value-type="string">
            <text:list xml:id="list2935185124" text:style-name="L3">
              <text:list-item>
                <text:p text:style-name="P64">Peserta didik <text:tab/>menyimak informasi <text:tab/>dan peragaan materi <text:tab/>tentang <text:span text:style-name="T10">berpegangan <text:tab/>di air, mencipratkan <text:tab/>air ke muka, kejar – <text:tab/>kejaran di kolam <text:tab/>renang</text:span></text:p>
                <text:p text:style-name="P64"/>
                <text:list>
                  <text:list-item>
                    <text:p text:style-name="P39">Peserta didik <text:tab/>mencoba secara <text:tab/>berulang</text:p>
                  </text:list-item>
                </text:list>
                <text:p text:style-name="P65"/>
                <text:list text:continue-numbering="true">
                  <text:list-item>
                    <text:p text:style-name="P43">Peserta didik <text:tab/>mempraktikan secara <text:tab/>ber<text:span text:style-name="T7">gilir</text:span></text:p>
                    <text:p text:style-name="P43"/>
                  </text:list-item>
                  <text:list-item>
                    <text:p text:style-name="P47">Peserta didik <text:tab/>menerima umpan <text:tab/>balik dari guru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15">Hasil belajar peserta didik dinilai selama proses dan diakhir pembelajaran</text:p>
          </table:table-cell>
          <table:table-cell table:style-name="Table1.H3" table:number-rows-spanned="2" office:value-type="string">
            <text:p text:style-name="P16">12</text:p>
          </table:table-cell>
          <table:table-cell table:style-name="Table1.I2" table:number-rows-spanned="2" office:value-type="string">
            <text:list xml:id="list1218221584632" text:continue-list="list1219499578530" text:style-name="L1">
              <text:list-item>
                <text:p text:style-name="P51">Buku Guru <text:tab/>PJOK – <text:span text:style-name="T8">Kelas I</text:span><text:tab/>Kemendikbud</text:p>
                <text:p text:style-name="P51"/>
              </text:list-item>
              <text:list-item>
                <text:p text:style-name="P57">Buku Siswa <text:tab/>PJOK- <text:span text:style-name="T9">Kelas I</text:span> <text:tab/>Kemendikbud</text:p>
                <text:p text:style-name="P31"/>
              </text:list-item>
              <text:list-item>
                <text:p text:style-name="P61">Konteks yang <text:tab/>relevan / sesuai</text:p>
              </text:list-item>
            </text:list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4.7</text:p>
          </table:table-cell>
          <table:table-cell table:style-name="Table1.D6" office:value-type="string">
            <text:p text:style-name="P25">Mempraktikkan penggunaan gerak</text:p>
            <text:p text:style-name="P25">dasar lokomotor, non-lokomotor,</text:p>
            <text:p text:style-name="P25">dan manipulatif dalam bentuk</text:p>
            <text:p text:style-name="P25">permainan, dan menjaga</text:p>
            <text:p text:style-name="P25">keselamatan diri/orang lain dalam aktivitas air***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3" office:value-type="string">
            <text:p text:style-name="P17">3.8</text:p>
          </table:table-cell>
          <table:table-cell table:style-name="Table1.B3" office:value-type="string">
            <text:p text:style-name="P26">Memahami manfaat pemanasan dan</text:p>
            <text:p text:style-name="P26">pendinginan, serta berbagai hal</text:p>
            <text:p text:style-name="P26">yang harus dilakukan dan <text:soft-page-break/>dihindari</text:p>
            <text:p text:style-name="P26">sebelum, selama, dan setelah</text:p>
            <text:p text:style-name="P26">melakukan aktivitas fisik</text:p>
          </table:table-cell>
          <table:table-cell table:style-name="Table1.A2" table:number-rows-spanned="2" office:value-type="string">
            <text:list xml:id="list1218984029550" text:continue-list="list1219714336060" text:style-name="L5">
              <text:list-item>
                <text:p text:style-name="P84">Manfaat <text:tab/>pemanasan</text:p>
                <text:p text:style-name="P84"/>
              </text:list-item>
              <text:list-item>
                <text:p text:style-name="P84">Manfaat <text:tab/>pendinginan</text:p>
                <text:p text:style-name="P84"><text:soft-page-break/></text:p>
              </text:list-item>
              <text:list-item>
                <text:p text:style-name="P84">Cara melakukan <text:tab/>pemanasan dan <text:tab/>pendinginan</text:p>
                <text:p text:style-name="P84"/>
              </text:list-item>
              <text:list-item>
                <text:p text:style-name="P76">Akibat tidak <text:s/><text:tab/>melakukan <text:tab/>pemanasan dan <text:tab/>pendinginan</text:p>
              </text:list-item>
            </text:list>
          </table:table-cell>
          <table:table-cell table:style-name="Table1.A2" table:number-rows-spanned="2" office:value-type="string">
            <text:list xml:id="list3514503206" text:style-name="L4">
              <text:list-item>
                <text:p text:style-name="P66">Peserta didik <text:tab/>menyimak informasi <text:tab/>dan peragaan materi <text:tab/>tentang <text:span text:style-name="T11">manfaat <text:tab/>pemanasan dan </text:span><text:soft-page-break/><text:span text:style-name="T11"><text:tab/>pendinginan, cara <text:tab/>melakukan <text:tab/>pemanasan dan <text:tab/>pendinginan, akibat <text:tab/>tidak melakukan <text:tab/>pemansan dan <text:tab/>pendinginan</text:span></text:p>
                <text:p text:style-name="P67"/>
                <text:list>
                  <text:list-item>
                    <text:p text:style-name="P40">Peserta didik <text:tab/>mencoba secara <text:tab/>berulang</text:p>
                    <text:p text:style-name="P78"/>
                  </text:list-item>
                  <text:list-item>
                    <text:p text:style-name="P44">Peserta didik <text:tab/>mempraktikan secara <text:tab/>ber<text:span text:style-name="T7">gilir</text:span></text:p>
                    <text:p text:style-name="P44"/>
                  </text:list-item>
                  <text:list-item>
                    <text:p text:style-name="P48">Peserta didik <text:tab/>menerima umpan <text:tab/>balik dari guru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6"/>
          </table:table-cell>
          <table:table-cell table:style-name="Table1.H3" table:number-rows-spanned="2" office:value-type="string">
            <text:p text:style-name="P29">12</text:p>
          </table:table-cell>
          <table:table-cell table:style-name="Table1.I2" table:number-rows-spanned="2" office:value-type="string">
            <text:list xml:id="list1218634401681" text:continue-numbering="true" text:style-name="L4">
              <text:list-item>
                <text:p text:style-name="P54">Buku Guru <text:tab/>PJOK – <text:span text:style-name="T8">Kelas I</text:span><text:tab/>Kemendikbud</text:p>
                <text:p text:style-name="P54"/>
              </text:list-item>
              <text:list-item>
                <text:p text:style-name="P59">Buku Siswa <text:soft-page-break/><text:tab/>PJOK- <text:span text:style-name="T9">Kelas I</text:span> <text:tab/>Kemendikbud</text:p>
                <text:p text:style-name="P34"/>
              </text:list-item>
              <text:list-item>
                <text:p text:style-name="P63">Konteks yang <text:tab/>relevan / sesuai</text:p>
              </text:list-item>
            </text:list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4.8</text:p>
          </table:table-cell>
          <table:table-cell table:style-name="Table1.D8" office:value-type="string">
            <text:p text:style-name="P26">Menceritakan manfaat pemanasan</text:p>
            <text:p text:style-name="P26">dan pendinginan, serta berbagai hal</text:p>
            <text:p text:style-name="P26">yang harus dilakukan dan dihindari</text:p>
            <text:p text:style-name="P26">sebelum, selama, dan setelah</text:p>
            <text:p text:style-name="P26">melakukan aktivitas fi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3" office:value-type="string">
            <text:p text:style-name="P17">3.9</text:p>
          </table:table-cell>
          <table:table-cell table:style-name="Table1.B3" office:value-type="string">
            <text:p text:style-name="P28">Memahami cara menjaga</text:p>
            <text:p text:style-name="P28">kebersihan lingkungan (tempat</text:p>
            <text:p text:style-name="P28">tidur, rumah, kelas, lingkungan</text:p>
            <text:p text:style-name="P28">sekolah, dan lain-lain)</text:p>
          </table:table-cell>
          <table:table-cell table:style-name="Table1.A2" table:number-rows-spanned="2" office:value-type="string">
            <text:list xml:id="list1218192465982" text:continue-list="list1218984029550" text:style-name="L5">
              <text:list-item>
                <text:p text:style-name="P77">Menjaga <text:tab/>kebersihan tempat <text:tab/>tidur</text:p>
                <text:p text:style-name="P77"/>
              </text:list-item>
              <text:list-item>
                <text:p text:style-name="P77">Menjaga <text:tab/>kebersihan <text:tab/>lingkungan rumah</text:p>
                <text:p text:style-name="P77"/>
              </text:list-item>
              <text:list-item>
                <text:p text:style-name="P77">Menjaga <text:tab/>kebersihan <text:tab/>lingkungan kelas</text:p>
                <text:p text:style-name="P77"/>
              </text:list-item>
              <text:list-item>
                <text:p text:style-name="P77">Menjaga <text:tab/>kebersihan <text:tab/>lingkungan <text:soft-page-break/><text:tab/>sekolah</text:p>
              </text:list-item>
            </text:list>
          </table:table-cell>
          <table:table-cell table:style-name="Table1.A2" table:number-rows-spanned="2" office:value-type="string">
            <text:list xml:id="list3090002698" text:style-name="L2">
              <text:list-item>
                <text:p text:style-name="P70">Peserta didik <text:tab/>menyimak informasi <text:tab/>tentang <text:span text:style-name="T13">kebersihan <text:tab/>tempat tidur, <text:tab/>kebersihan <text:tab/>lingkungan rumah, <text:tab/>kebersihan <text:tab/>lingkungan kelas, <text:tab/>kebersihan <text:tab/>lingkungan sekolah</text:span></text:p>
                <text:p text:style-name="P71"/>
                <text:list>
                  <text:list-item>
                    <text:p text:style-name="P41">Peserta didik <text:tab/>mencoba secara <text:tab/>berulang</text:p>
                    <text:p text:style-name="P79"/>
                  </text:list-item>
                  <text:list-item>
                    <text:p text:style-name="P45"><text:soft-page-break/>Peserta didik <text:tab/>mempraktikan secara <text:tab/>ber<text:span text:style-name="T7">gilir</text:span></text:p>
                    <text:p text:style-name="P45"/>
                  </text:list-item>
                  <text:list-item>
                    <text:p text:style-name="P49">Peserta didik <text:tab/>menerima umpan <text:tab/>balik dari guru</text:p>
                  </text:list-item>
                </text:list>
              </text:list-item>
            </text:list>
          </table:table-cell>
          <table:table-cell table:style-name="Table1.A2" table:number-rows-spanned="2" office:value-type="string">
            <text:p text:style-name="P6"/>
          </table:table-cell>
          <table:table-cell table:style-name="Table1.H3" table:number-rows-spanned="2" office:value-type="string">
            <text:p text:style-name="P29">6</text:p>
          </table:table-cell>
          <table:table-cell table:style-name="Table1.I2" table:number-rows-spanned="2" office:value-type="string">
            <text:list xml:id="list1218966819833" text:continue-list="list1218221584632" text:style-name="L1">
              <text:list-item>
                <text:p text:style-name="P52">Buku Guru <text:tab/>PJOK – <text:span text:style-name="T8">Kelas I</text:span><text:tab/>Kemendikbud</text:p>
                <text:p text:style-name="P52"/>
              </text:list-item>
              <text:list-item>
                <text:p text:style-name="P58">Buku Siswa <text:tab/>PJOK- <text:span text:style-name="T9">Kelas I</text:span> <text:tab/>Kemendikbud</text:p>
                <text:p text:style-name="P32"/>
              </text:list-item>
              <text:list-item>
                <text:p text:style-name="P62">Konteks yang <text:tab/>relevan / sesuai</text:p>
              </text:list-item>
            </text:list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4.9</text:p>
          </table:table-cell>
          <table:table-cell table:style-name="Table1.D10" office:value-type="string">
            <text:p text:style-name="P27">Menceritakan cara menjaga</text:p>
            <text:p text:style-name="P27">kebersihan lingkungan (tempat</text:p>
            <text:p text:style-name="P27">tidur, rumah, kelas, lingkungan</text:p>
            <text:p text:style-name="P27">sekolah)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Menyetujui / Mengesahkan</text:p>
            <text:p text:style-name="P18">Kepala Sekolah</text:p>
            <text:p text:style-name="P18"/>
            <text:p text:style-name="P18"/>
            <text:p text:style-name="P18"/>
            <text:p text:style-name="P20">USMAN, S.Pd</text:p>
            <text:p text:style-name="P19">N<text:span text:style-name="T3">IP</text:span>. <text:span text:style-name="T4">196807151999011002</text:span></text:p>
          </table:table-cell>
          <table:table-cell table:style-name="Table2.A1" office:value-type="string">
            <text:p text:style-name="P18">Ternate, 5 Januri 2019</text:p>
            <text:p text:style-name="P18">Guru Mata Pelajaran</text:p>
            <text:p text:style-name="P18"/>
            <text:p text:style-name="P18"/>
            <text:p text:style-name="P18"/>
            <text:p text:style-name="P20">NURBAYA AHMAD</text:p>
            <text:p text:style-name="P18"><text:span text:style-name="T5">NIP</text:span>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officeooo:rsid="002e2aad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23:11.136596760</meta:creation-date>
    <dc:date>2019-02-02T00:12:08.291749936</dc:date>
    <meta:editing-duration>PT4H53M29S</meta:editing-duration>
    <meta:editing-cycles>142</meta:editing-cycles>
    <meta:generator>LibreOffice/6.0.7.3$Linux_X86_64 LibreOffice_project/00m0$Build-3</meta:generator>
    <meta:document-statistic meta:table-count="2" meta:image-count="0" meta:object-count="0" meta:page-count="4" meta:paragraph-count="169" meta:word-count="683" meta:character-count="4514" meta:non-whitespace-character-count="3925"/>
  </office:meta>
</office:document-meta>
</file>